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25.2pt" svg:height="301.92pt" svg:x="333.89pt" svg:y="157.35pt">
            <loext:p draw:notify-on-update-of-ranges="Sheet1.A1:Sheet1.A3 Sheet1.B1:Sheet1.B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ynamic</text:p>
          </table:table-cell>
          <table:table-cell office:value-type="float" office:value="260.691" calcext:value-type="float">
            <text:p>260.691</text:p>
          </table:table-cell>
        </table:table-row>
        <table:table-row table:style-name="ro1">
          <table:table-cell office:value-type="string" calcext:value-type="string">
            <text:p>Dynamic+map to class</text:p>
          </table:table-cell>
          <table:table-cell office:value-type="float" office:value="24.105" calcext:value-type="float">
            <text:p>24.105</text:p>
          </table:table-cell>
        </table:table-row>
        <table:table-row table:style-name="ro1">
          <table:table-cell office:value-type="string" calcext:value-type="string">
            <text:p>Static class</text:p>
          </table:table-cell>
          <table:table-cell office:value-type="float" office:value="1069.586" calcext:value-type="float">
            <text:p>1069.5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00:03:03.633787089</meta:creation-date>
    <dc:date>2017-10-07T00:27:48.504687028</dc:date>
    <meta:editing-duration>PT3M12S</meta:editing-duration>
    <meta:editing-cycles>1</meta:editing-cycles>
    <meta:document-statistic meta:table-count="1" meta:cell-count="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loext:label-stroke="none" chart:link-data-style-to-source="true" chart:data-label-number="value" chart:data-label-text="false" chart:data-label-symbol="false" chart:label-position="top"/>
      <style:graphic-properties draw:fill-color="#c5000b"/>
      <style:text-properties fo:color="#0000ff" style:text-outline="true" fo:font-size="14pt" fo:text-shadow="1pt 1pt" fo:font-weight="bold" style:font-size-asian="10pt" style:font-size-complex="10pt"/>
    </style:style>
    <style:style style:name="ch8" style:family="chart">
      <style:chart-properties chart:solid-type="cuboid"/>
      <style:graphic-properties draw:fill-color="#ffff66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66ff99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0.652cm" xlink:href=".." xlink:type="simple" chart:class="chart:bar" chart:style-name="ch1">
        <chart:plot-area chart:style-name="ch2" table:cell-range-address="Sheet1.A1:Sheet1.B3" chart:data-source-has-labels="column" svg:x="0.3cm" svg:y="0.213cm" svg:width="14.401cm" svg:height="10.22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292cm" svg:y="0.215cm" svg:width="13.409cm" svg:height="9.52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Sheet1.A1:Sheet1.A3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Sheet1.B1:Sheet1.B3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Dynamic</text:p>
                <draw:g>
                  <svg:desc>Sheet1.A1:Sheet1.A3</svg:desc>
                </draw:g>
              </table:table-cell>
              <table:table-cell office:value-type="float" office:value="260.691">
                <text:p>260.691</text:p>
                <draw:g>
                  <svg:desc>Sheet1.B1:Sheet1.B3</svg:desc>
                </draw:g>
              </table:table-cell>
            </table:table-row>
            <table:table-row>
              <table:table-cell office:value-type="string">
                <text:p>Dynamic+map to class</text:p>
              </table:table-cell>
              <table:table-cell office:value-type="float" office:value="24.105">
                <text:p>24.105</text:p>
              </table:table-cell>
            </table:table-row>
            <table:table-row>
              <table:table-cell office:value-type="string">
                <text:p>Static class</text:p>
              </table:table-cell>
              <table:table-cell office:value-type="float" office:value="1069.586">
                <text:p>1069.5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